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48654" officeooo:paragraph-rsid="00048654"/>
    </style:style>
    <style:style style:name="P2" style:family="paragraph" style:parent-style-name="Text_20_body">
      <style:text-properties officeooo:paragraph-rsid="00063999"/>
    </style:style>
    <style:style style:name="P3" style:family="paragraph" style:parent-style-name="Title">
      <style:text-properties officeooo:rsid="00048654" officeooo:paragraph-rsid="00048654"/>
    </style:style>
    <style:style style:name="P4" style:family="paragraph" style:parent-style-name="Subtitle">
      <style:text-properties officeooo:paragraph-rsid="00048654"/>
    </style:style>
    <style:style style:name="P5" style:family="paragraph" style:parent-style-name="Heading_20_1">
      <style:text-properties officeooo:rsid="000bffeb" officeooo:paragraph-rsid="000bffeb"/>
    </style:style>
    <style:style style:name="P6" style:family="paragraph" style:parent-style-name="Heading_20_1">
      <style:text-properties officeooo:rsid="000ea880" officeooo:paragraph-rsid="000ea880"/>
    </style:style>
    <style:style style:name="P7" style:family="paragraph" style:parent-style-name="Text_20_body">
      <style:text-properties officeooo:paragraph-rsid="000bffeb"/>
    </style:style>
    <style:style style:name="P8" style:family="paragraph" style:parent-style-name="Text_20_body">
      <style:text-properties officeooo:paragraph-rsid="000ef375"/>
    </style:style>
    <style:style style:name="T1" style:family="text">
      <style:text-properties officeooo:rsid="00063999"/>
    </style:style>
    <style:style style:name="T2" style:family="text">
      <style:text-properties officeooo:rsid="0006812b"/>
    </style:style>
    <style:style style:name="T3" style:family="text">
      <style:text-properties officeooo:rsid="00087842"/>
    </style:style>
    <style:style style:name="T4" style:family="text">
      <style:text-properties officeooo:rsid="000994a2"/>
    </style:style>
    <style:style style:name="T5" style:family="text">
      <style:text-properties officeooo:rsid="000d478c"/>
    </style:style>
    <style:style style:name="T6" style:family="text">
      <style:text-properties officeooo:rsid="000ef375"/>
    </style:style>
    <style:style style:name="T7" style:family="text">
      <style:text-properties officeooo:rsid="0010274c"/>
    </style:style>
    <style:style style:name="T8" style:family="text">
      <style:text-properties officeooo:rsid="0011dc3d"/>
    </style:style>
    <style:style style:name="T9" style:family="text">
      <style:text-properties officeooo:rsid="00138d58"/>
    </style:style>
    <style:style style:name="T10" style:family="text">
      <style:text-properties officeooo:rsid="00148b9d"/>
    </style:style>
    <style:style style:name="T11" style:family="text">
      <style:text-properties officeooo:rsid="0015cbe9"/>
    </style:style>
    <style:style style:name="T12" style:family="text">
      <style:text-properties officeooo:rsid="001658c9"/>
    </style:style>
    <style:style style:name="T13" style:family="text">
      <style:text-properties officeooo:rsid="00176e87"/>
    </style:style>
    <style:style style:name="T14" style:family="text">
      <style:text-properties officeooo:rsid="00048654"/>
    </style:style>
    <style:style style:name="T15" style:family="text">
      <style:text-properties style:font-name="Liberation Sans" fo:font-size="18pt" officeooo:rsid="00176e87" style:font-name-asian="Microsoft YaHei" style:font-size-asian="18pt" style:font-name-complex="Mangal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as geheime Konzert</text:p>
      <text:p text:style-name="P4"><text:span text:style-name="T15">Wimmelbild</text:span><text:span text:style-name="T14">spiel für Smartphone</text:span></text:p>
      <text:p text:style-name="P1"/>
      <text:p text:style-name="P2"><text:span text:style-name="T1">Der Jazzchor Dresden hat angekündigt, </text:span><text:span text:style-name="T2">auf dem Weihnachtsmarkt ein Konzert zu geben. </text:span><text:span text:style-name="T3">Doch als du dort ankommst, ist weit und breit kein Chor zu sehen. Du findest allerdings an der großen Bühne einen versteckten Zettel, </text:span><text:span text:style-name="T4">auf dem steht, dass du eine kleine Schnitzeljagd erledigen musst, um den Auftrittsort zu finden.</text:span></text:p>
      <text:h text:style-name="P5" text:outline-level="1">Startmenü</text:h>
      <text:p text:style-name="P7">“<text:span text:style-name="T5">Um das Spiel zu starten, klicke auf den grünen Button.”</text:span></text:p>
      <text:h text:style-name="P6" text:outline-level="1">Tutorial</text:h>
      <text:p text:style-name="P8"><text:span text:style-name="T6">Der Jazzchor Dresden </text:span><text:span text:style-name="T8">veranstaltet</text:span><text:span text:style-name="T6"> ein geheimes Konzert </text:span><text:span text:style-name="T10">im hohen Norden</text:span><text:span text:style-name="T6">. </text:span><text:span text:style-name="T8">Finde heraus, </text:span><text:span text:style-name="T9">wo es stattfindet, indem du </text:span><text:span text:style-name="T11">verschiedene Orte besuchst und </text:span><text:span text:style-name="T12">Gegenstände findest. (Muss noch umformuliert werden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0-11-08T21:21:22.335000000</dc:date>
    <meta:editing-duration>PT3H56M58S</meta:editing-duration>
    <meta:editing-cycles>21</meta:editing-cycles>
    <meta:document-statistic meta:table-count="0" meta:image-count="0" meta:object-count="0" meta:page-count="1" meta:paragraph-count="7" meta:word-count="95" meta:character-count="633" meta:non-whitespace-character-count="545"/>
  </office:meta>
</office:document-meta>
</file>